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u" fo:country="ES" officeooo:rsid="00029172" officeooo:paragraph-rsid="0002917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language="eu" fo:country="ES" officeooo:rsid="00029172" officeooo:paragraph-rsid="00029172" style:font-size-asian="18pt" style:font-size-complex="18pt"/>
    </style:style>
    <style:style style:name="P3" style:family="paragraph" style:parent-style-name="Standard">
      <style:text-properties fo:language="eu" fo:country="ES"/>
    </style:style>
    <style:style style:name="P4" style:family="paragraph" style:parent-style-name="Standard">
      <style:paragraph-properties fo:text-align="start" style:justify-single-word="false"/>
      <style:text-properties fo:language="eu" fo:country="ES" officeooo:rsid="00029172" officeooo:paragraph-rsid="00029172"/>
    </style:style>
    <style:style style:name="P5" style:family="paragraph" style:parent-style-name="Standard">
      <style:text-properties fo:language="eu" fo:country="ES" officeooo:rsid="00029172" officeooo:paragraph-rsid="00029172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8pt" fo:language="eu" fo:country="ES" officeooo:rsid="00029172" officeooo:paragraph-rsid="00029172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fo:language="eu" fo:country="ES" officeooo:rsid="00029172" officeooo:paragraph-rsid="00029172" style:font-size-asian="12pt" style:font-size-complex="12pt"/>
    </style:style>
    <style:style style:name="P8" style:family="paragraph" style:parent-style-name="Standard">
      <style:text-properties style:font-name="Liberation Serif" fo:font-size="12pt" fo:language="eu" fo:country="ES" officeooo:rsid="00029172" officeooo:paragraph-rsid="00029172" style:font-size-asian="12pt" style:font-size-complex="12pt"/>
    </style:style>
    <style:style style:name="P9" style:family="paragraph" style:parent-style-name="Standard">
      <style:text-properties fo:color="#3c3c3c" style:font-name="Monospace" fo:font-size="10pt" fo:language="eu" fo:country="ES" officeooo:rsid="00029172" officeooo:paragraph-rsid="00029172" style:font-size-asian="10pt"/>
    </style:style>
    <style:style style:name="P10" style:family="paragraph" style:parent-style-name="Standard">
      <style:paragraph-properties fo:text-align="start" style:justify-single-word="false"/>
      <style:text-properties fo:color="#3c3c3c" style:font-name="Monospace" fo:font-size="12pt" fo:language="eu" fo:country="ES" officeooo:rsid="00029172" officeooo:paragraph-rsid="00029172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4440f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0055" style:font-name="Monospace" fo:font-size="10pt" fo:font-weight="bold" style:font-size-asian="10pt" style:font-weight-asian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c3c3c" style:font-name="Monospace" fo:font-size="10pt" style:font-size-asian="10pt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8pt" fo:language="eu" fo:country="ES" officeooo:rsid="00029172" officeooo:paragraph-rsid="00029172" style:font-size-asian="18pt" style:font-size-complex="18pt"/>
    </style:style>
    <style:style style:name="T1" style:family="text">
      <style:text-properties officeooo:rsid="00029172"/>
    </style:style>
    <style:style style:name="T2" style:family="text">
      <style:text-properties fo:color="#7f0055" style:font-name="Monospace" fo:font-size="10pt" fo:font-weight="bold" fo:background-color="#d4d4d4" loext:char-shading-value="0" style:font-size-asian="10pt" style:font-weight-asian="bold"/>
    </style:style>
    <style:style style:name="T3" style:family="text">
      <style:text-properties fo:color="#7f0055" style:font-name="Monospace" fo:font-size="10pt" fo:font-weight="bold" fo:background-color="#d4d4d4" loext:char-shading-value="0" style:font-size-asian="10pt" style:font-weight-asian="bold" style:font-size-complex="12pt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3c3c3c" style:font-name="Monospace" fo:font-size="10pt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061f03" style:font-size-asian="10pt"/>
    </style:style>
    <style:style style:name="T8" style:family="text">
      <style:text-properties fo:color="#3f7f5f" style:font-name="Monospace" fo:font-size="10pt" style:font-size-asian="10pt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officeooo:rsid="0005901e"/>
    </style:style>
    <style:style style:name="T12" style:family="text">
      <style:text-properties officeooo:rsid="00061f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iketa Enumeratuak</text:p>
      <text:p text:style-name="P1"/>
      <text:p text:style-name="P2">1. ariketa:</text:p>
      <text:p text:style-name="P4"/>
      <text:p text:style-name="P3">Herrialde eta hilabete desberdinetan jauzitako euriaren kontrola eramateko datu motekin, egin azpiprograma bat non eta ze hilabetean euri tasarik handiena <text:span text:style-name="T1">eta non </text:span>eman den bueltatuko diguna.</text:p>
      <text:p text:style-name="P5">Aztertu nahi diren lurraldeak, EEUU, Mexiko eta Kanada dira.</text:p>
      <text:p text:style-name="P5"/>
      <text:p text:style-name="P5">Inplementa ezazu:</text:p>
      <text:p text:style-name="P5"/>
      <text:p text:style-name="P5">1) procedure kalkulatu_max_euria (Euria: IN Euria_<text:span text:style-name="T11">lurraldekiko</text:span>; herrialde_max: OUT <text:tab/><text:tab/><text:tab/><text:tab/><text:tab/><text:tab/><text:tab/><text:span text:style-name="T12">Lurraldea</text:span>;hilabete_max: OUT <text:span text:style-name="T12">H</text:span>ilabete<text:span text:style-name="T12">a</text:span>) is </text:p>
      <text:p text:style-name="P5">2) programa nagusia</text:p>
      <text:p text:style-name="P5"/>
      <text:p text:style-name="P5"/>
      <text:p text:style-name="P5"/>
      <text:p text:style-name="P5"/>
      <text:p text:style-name="P5"/>
      <text:p text:style-name="P5"><text:span text:style-name="T2">Package</text:span><text:span text:style-name="T5"> </text:span><text:span text:style-name="T6">datuak</text:span><text:span text:style-name="T5"> </text:span><text:span text:style-name="T4">is</text:span></text:p>
      <text:p text:style-name="P11"><text:span text:style-name="T5"><text:s text:c="3"/></text:span><text:span text:style-name="T4">type</text:span><text:span text:style-name="T5"> </text:span><text:span text:style-name="T6">Hilabetea</text:span><text:span text:style-name="T5"> </text:span><text:span text:style-name="T4">is</text:span><text:span text:style-name="T5"> (</text:span><text:span text:style-name="T6">Urtarrila</text:span><text:span text:style-name="T5">, </text:span><text:span text:style-name="T6">Otsaila</text:span><text:span text:style-name="T5">, </text:span><text:span text:style-name="T6">Martxoa</text:span><text:span text:style-name="T5">, </text:span><text:span text:style-name="T6">Apirila</text:span><text:span text:style-name="T5">, </text:span><text:span text:style-name="T6">Maiatza</text:span><text:span text:style-name="T5">, </text:span><text:span text:style-name="T6">Ekaina</text:span><text:span text:style-name="T5">, </text:span><text:span text:style-name="T6">Uztaila</text:span><text:span text:style-name="T5">, </text:span><text:span text:style-name="T6">Abuztua</text:span><text:span text:style-name="T5">, </text:span><text:span text:style-name="T6">Iraila</text:span><text:span text:style-name="T5">, </text:span><text:span text:style-name="T6">Urria</text:span><text:span text:style-name="T5">, </text:span><text:span text:style-name="T6">Azaroa</text:span><text:span text:style-name="T5">, </text:span><text:span text:style-name="T6">Abendua</text:span><text:span text:style-name="T5">);</text:span></text:p>
      <text:p text:style-name="P11"><text:span text:style-name="T5"><text:s text:c="3"/></text:span><text:span text:style-name="T4">subtype</text:span><text:span text:style-name="T5"> </text:span><text:span text:style-name="T6">Zenbat</text:span><text:span text:style-name="T5"> </text:span><text:span text:style-name="T4">is</text:span><text:span text:style-name="T5"> </text:span><text:span text:style-name="T6">Integer</text:span><text:span text:style-name="T5"> </text:span><text:span text:style-name="T4">range</text:span><text:span text:style-name="T5"> </text:span><text:span text:style-name="T6">0</text:span><text:span text:style-name="T5"> .. </text:span><text:span text:style-name="T6">integer</text:span><text:span text:style-name="T5">'</text:span><text:span text:style-name="T6">Last</text:span><text:span text:style-name="T5">;</text:span></text:p>
      <text:p text:style-name="P11"><text:span text:style-name="T5"><text:s text:c="3"/></text:span><text:span text:style-name="T4">type</text:span><text:span text:style-name="T5"> </text:span><text:span text:style-name="T6">Euria</text:span><text:span text:style-name="T5"> </text:span><text:span text:style-name="T4">is</text:span><text:span text:style-name="T5"> </text:span><text:span text:style-name="T4">array</text:span><text:span text:style-name="T5"> (</text:span><text:span text:style-name="T6">hilabetea</text:span><text:span text:style-name="T5">) </text:span><text:span text:style-name="T4">of</text:span><text:span text:style-name="T5"> </text:span><text:span text:style-name="T6">Positive</text:span><text:span text:style-name="T5">;</text:span></text:p>
      <text:p text:style-name="P11"><text:span text:style-name="T5"><text:s text:c="3"/></text:span><text:span text:style-name="T4">type</text:span><text:span text:style-name="T5"> </text:span><text:span text:style-name="T6">Lurraldea</text:span><text:span text:style-name="T5"> </text:span><text:span text:style-name="T4">is</text:span><text:span text:style-name="T5"> (</text:span><text:span text:style-name="T6">EEUU</text:span><text:span text:style-name="T5">, </text:span><text:span text:style-name="T6">Mejico</text:span><text:span text:style-name="T5">,</text:span><text:span text:style-name="T6">Canada</text:span><text:span text:style-name="T5">);</text:span></text:p>
      <text:p text:style-name="P11"><text:span text:style-name="T5"><text:s text:c="3"/></text:span><text:span text:style-name="T4">type</text:span><text:span text:style-name="T5"> </text:span><text:span text:style-name="T6">Euria_lurraldekiko</text:span><text:span text:style-name="T5"> </text:span><text:span text:style-name="T4">is</text:span><text:span text:style-name="T5"> </text:span><text:span text:style-name="T4">array</text:span><text:span text:style-name="T5">(</text:span><text:span text:style-name="T6">Lurraldea</text:span><text:span text:style-name="T5">) </text:span><text:span text:style-name="T4">of</text:span><text:span text:style-name="T5"> </text:span><text:span text:style-name="T6">Euria</text:span><text:span text:style-name="T5">;</text:span></text:p>
      <text:p text:style-name="P11"><text:span text:style-name="T5"><text:s text:c="3"/></text:span><text:span text:style-name="T8">-- 2 dimentsioatako taula bat</text:span></text:p>
      <text:p text:style-name="P5"><text:span text:style-name="T4">End</text:span><text:span text:style-name="T5"> </text:span><text:span text:style-name="T6">datuak</text:span><text:span text:style-name="T5">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2">with</text:span><text:span text:style-name="T5"> </text:span><text:span text:style-name="T6">datuak</text:span><text:span text:style-name="T5">;</text:span><text:span text:style-name="T4">use</text:span><text:span text:style-name="T5"> </text:span><text:span text:style-name="T6">datuak</text:span><text:span text:style-name="T5">;</text:span></text:p>
      <text:p text:style-name="P11"><text:span text:style-name="T4">procedure</text:span><text:span text:style-name="T5"> </text:span><text:span text:style-name="T6">kalkulatu_Max_Euria</text:span><text:span text:style-name="T5"> (</text:span><text:span text:style-name="T6">Euria</text:span><text:span text:style-name="T5">: </text:span><text:span text:style-name="T4">in</text:span><text:span text:style-name="T5"> </text:span><text:span text:style-name="T6">Euria_lurraldekiko</text:span><text:span text:style-name="T5">;</text:span></text:p>
      <text:p text:style-name="P11"><text:span text:style-name="T5"><text:s text:c="28"/></text:span><text:span text:style-name="T6">Lurralde_Max</text:span><text:span text:style-name="T5">: </text:span><text:span text:style-name="T4">out</text:span><text:span text:style-name="T5"> </text:span><text:span text:style-name="T6">Lurraldea</text:span><text:span text:style-name="T5">; </text:span><text:span text:style-name="T6">Hilabete_Max</text:span><text:span text:style-name="T5">: </text:span><text:span text:style-name="T4">out</text:span><text:span text:style-name="T5"> </text:span><text:span text:style-name="T6">Hilabetea</text:span><text:span text:style-name="T5">) </text:span><text:span text:style-name="T4">is</text:span></text:p>
      <text:p text:style-name="P11"><text:span text:style-name="T5"><text:s text:c="3"/></text:span><text:span text:style-name="T6">Litro_Max</text:span><text:span text:style-name="T5">: </text:span><text:span text:style-name="T7">Positive</text:span><text:span text:style-name="T5">;</text:span></text:p>
      <text:p text:style-name="P14">begin</text:p>
      <text:p text:style-name="P11"><text:span text:style-name="T5"><text:s text:c="3"/></text:span><text:span text:style-name="T6">Lurralde_Max</text:span><text:span text:style-name="T5">:=</text:span><text:span text:style-name="T6">EEUU</text:span><text:span text:style-name="T5">;</text:span></text:p>
      <text:p text:style-name="P11"><text:span text:style-name="T5"><text:s text:c="3"/></text:span><text:span text:style-name="T6">Hilabete_Max</text:span><text:span text:style-name="T5">:=</text:span><text:span text:style-name="T6">Urtarrila</text:span><text:span text:style-name="T5">;</text:span></text:p>
      <text:p text:style-name="P11"><text:span text:style-name="T5"><text:s text:c="3"/></text:span><text:span text:style-name="T6">Litro_Max</text:span><text:span text:style-name="T5">:=</text:span><text:span text:style-name="T6">Euria</text:span><text:span text:style-name="T5">(</text:span><text:span text:style-name="T6">Eeuu</text:span><text:span text:style-name="T5">)(</text:span><text:span text:style-name="T6">Urtarrila</text:span><text:span text:style-name="T5">);</text:span></text:p>
      <text:p text:style-name="P11"><text:span text:style-name="T5"><text:s text:c="3"/></text:span><text:span text:style-name="T4">for</text:span><text:span text:style-name="T5"> </text:span><text:span text:style-name="T6">I</text:span><text:span text:style-name="T5"> </text:span><text:span text:style-name="T4">in</text:span><text:span text:style-name="T5"> </text:span><text:span text:style-name="T6">Euria</text:span><text:span text:style-name="T5">'</text:span><text:span text:style-name="T6">First</text:span><text:span text:style-name="T5">..</text:span><text:span text:style-name="T6">Euria</text:span><text:span text:style-name="T5">'</text:span><text:span text:style-name="T6">Last</text:span><text:span text:style-name="T5"> </text:span><text:span text:style-name="T4">loop</text:span></text:p>
      <text:p text:style-name="P11"><text:span text:style-name="T5"><text:s text:c="6"/></text:span><text:span text:style-name="T4">for</text:span><text:span text:style-name="T5"> </text:span><text:span text:style-name="T6">J</text:span><text:span text:style-name="T5"> </text:span><text:span text:style-name="T4">in</text:span><text:span text:style-name="T5"> </text:span><text:span text:style-name="T6">Euria</text:span><text:span text:style-name="T5">(</text:span><text:span text:style-name="T6">I</text:span><text:span text:style-name="T5">)'</text:span><text:span text:style-name="T6">First</text:span><text:span text:style-name="T5">..</text:span><text:span text:style-name="T6">Euria</text:span><text:span text:style-name="T5">(</text:span><text:span text:style-name="T6">I</text:span><text:span text:style-name="T5">)'</text:span><text:span text:style-name="T6">Last</text:span><text:span text:style-name="T5"> </text:span><text:span text:style-name="T4">loop</text:span></text:p>
      <text:p text:style-name="P11"><text:span text:style-name="T5"><text:s text:c="9"/></text:span><text:span text:style-name="T4">if</text:span><text:span text:style-name="T5"> </text:span><text:span text:style-name="T6">Euria</text:span><text:span text:style-name="T5">(</text:span><text:span text:style-name="T6">I</text:span><text:span text:style-name="T5">)(</text:span><text:span text:style-name="T6">J</text:span><text:span text:style-name="T5">) &gt; </text:span><text:span text:style-name="T6">Litro_Max</text:span><text:span text:style-name="T5"> </text:span><text:span text:style-name="T4">then</text:span></text:p>
      <text:p text:style-name="P11"><text:span text:style-name="T5"><text:s text:c="12"/></text:span><text:span text:style-name="T6">Lurralde_Max</text:span><text:span text:style-name="T5">:=</text:span><text:span text:style-name="T6">I</text:span><text:span text:style-name="T5">;</text:span></text:p>
      <text:p text:style-name="P11"><text:span text:style-name="T5"><text:s text:c="12"/></text:span><text:span text:style-name="T6">Hilabete_Max</text:span><text:span text:style-name="T5">:=</text:span><text:span text:style-name="T6">J</text:span><text:span text:style-name="T5">;</text:span></text:p>
      <text:p text:style-name="P11"><text:span text:style-name="T5"><text:s text:c="12"/></text:span><text:span text:style-name="T6">Litro_Max</text:span><text:span text:style-name="T5">:=</text:span><text:span text:style-name="T6">Euria</text:span><text:span text:style-name="T5">(</text:span><text:span text:style-name="T6">I</text:span><text:span text:style-name="T5">)(</text:span><text:span text:style-name="T6">J</text:span><text:span text:style-name="T5">);</text:span></text:p>
      <text:p text:style-name="P11"><text:span text:style-name="T5"><text:s text:c="9"/></text:span><text:span text:style-name="T4">end</text:span><text:span text:style-name="T5"> </text:span><text:span text:style-name="T4">if</text:span><text:span text:style-name="T5">;</text:span></text:p>
      <text:p text:style-name="P11"><text:span text:style-name="T5"><text:s text:c="6"/></text:span><text:span text:style-name="T4">end</text:span><text:span text:style-name="T5"> </text:span><text:span text:style-name="T4">loop</text:span><text:span text:style-name="T5">;</text:span></text:p>
      <text:p text:style-name="P11"><text:span text:style-name="T5"><text:s text:c="3"/></text:span><text:span text:style-name="T4">end</text:span><text:span text:style-name="T5"> </text:span><text:span text:style-name="T4">loop</text:span><text:span text:style-name="T5">;</text:span></text:p>
      <text:p text:style-name="P5"><text:span text:style-name="T4">end</text:span><text:span text:style-name="T5"> </text:span><text:span text:style-name="T6">kalkulatu_Max_Euria</text:span><text:span text:style-name="T5">;</text:span></text:p>
      <text:p text:style-name="P9"/>
      <text:p text:style-name="P9"/>
      <text:p text:style-name="P9"/>
      <text:p text:style-name="P9"><text:soft-page-break/></text:p>
      <text:p text:style-name="P9"/>
      <text:p text:style-name="P5"><text:span text:style-name="T2">with</text:span><text:span text:style-name="T5"> </text:span><text:span text:style-name="T6">ada</text:span><text:span text:style-name="T5">.</text:span><text:span text:style-name="T6">Text_IO</text:span><text:span text:style-name="T5">; </text:span><text:span text:style-name="T4">use</text:span><text:span text:style-name="T5"> </text:span><text:span text:style-name="T6">ada</text:span><text:span text:style-name="T5">.</text:span><text:span text:style-name="T6">Text_IO</text:span><text:span text:style-name="T5">;</text:span></text:p>
      <text:p text:style-name="P11"><text:span text:style-name="T2">with</text:span><text:span text:style-name="T5"> </text:span><text:span text:style-name="T6">Datuak</text:span><text:span text:style-name="T5">;</text:span><text:span text:style-name="T4">use</text:span><text:span text:style-name="T5"> </text:span><text:span text:style-name="T6">Datuak</text:span><text:span text:style-name="T5">;</text:span></text:p>
      <text:p text:style-name="P11"><text:span text:style-name="T2">with</text:span><text:span text:style-name="T5"> </text:span><text:span text:style-name="T6">Kalkulatu_Max_Euria</text:span><text:span text:style-name="T5">;</text:span></text:p>
      <text:p text:style-name="P11"><text:span text:style-name="T4">procedure</text:span><text:span text:style-name="T5"> </text:span><text:span text:style-name="T6">nagusia</text:span><text:span text:style-name="T5"> </text:span><text:span text:style-name="T4">is</text:span></text:p>
      <text:p text:style-name="P11"><text:span text:style-name="T5"><text:s text:c="3"/></text:span><text:span text:style-name="T6">Euria</text:span><text:span text:style-name="T5">: </text:span><text:span text:style-name="T6">Euria_lurraldekiko</text:span><text:span text:style-name="T5">;</text:span></text:p>
      <text:p text:style-name="P11"><text:span text:style-name="T5"><text:s text:c="3"/></text:span><text:span text:style-name="T6">Lurralde_Max</text:span><text:span text:style-name="T5">: </text:span><text:span text:style-name="T6">lurraldea</text:span><text:span text:style-name="T5">;</text:span></text:p>
      <text:p text:style-name="P11"><text:span text:style-name="T5"><text:s text:c="3"/></text:span><text:span text:style-name="T6">Hilabete_Max</text:span><text:span text:style-name="T5">: </text:span><text:span text:style-name="T6">hilabetea</text:span><text:span text:style-name="T5">;</text:span></text:p>
      <text:p text:style-name="P11"><text:span text:style-name="T5"><text:s text:c="3"/></text:span><text:span text:style-name="T4">package</text:span><text:span text:style-name="T5"> </text:span><text:span text:style-name="T6">Hilabete_Io</text:span><text:span text:style-name="T5"> </text:span><text:span text:style-name="T4">is</text:span><text:span text:style-name="T5"> </text:span><text:span text:style-name="T4">new</text:span><text:span text:style-name="T5"> </text:span><text:span text:style-name="T6">Ada</text:span><text:span text:style-name="T5">.</text:span><text:span text:style-name="T6">Text_Io</text:span><text:span text:style-name="T5">.</text:span><text:span text:style-name="T6">Enumeration_Io</text:span><text:span text:style-name="T5">(</text:span><text:span text:style-name="T6">Hilabetea</text:span><text:span text:style-name="T5">);</text:span></text:p>
      <text:p text:style-name="P11"><text:span text:style-name="T5"><text:s text:c="3"/></text:span><text:span text:style-name="T4">package</text:span><text:span text:style-name="T5"> </text:span><text:span text:style-name="T6">Lurralde_Io</text:span><text:span text:style-name="T5"> </text:span><text:span text:style-name="T4">is</text:span><text:span text:style-name="T5"> </text:span><text:span text:style-name="T4">new</text:span><text:span text:style-name="T5"> </text:span><text:span text:style-name="T6">Ada</text:span><text:span text:style-name="T5">.</text:span><text:span text:style-name="T6">Text_Io</text:span><text:span text:style-name="T5">.</text:span><text:span text:style-name="T6">Enumeration_Io</text:span><text:span text:style-name="T5">(</text:span><text:span text:style-name="T6">Lurraldea</text:span><text:span text:style-name="T5">);</text:span></text:p>
      <text:p text:style-name="P11"><text:span text:style-name="T5"><text:s text:c="3"/></text:span><text:span text:style-name="T4">use</text:span><text:span text:style-name="T5"> </text:span><text:span text:style-name="T6">Hilabete_Io</text:span><text:span text:style-name="T5">, </text:span><text:span text:style-name="T6">Lurralde_Io</text:span><text:span text:style-name="T5">;</text:span></text:p>
      <text:p text:style-name="P13"/>
      <text:p text:style-name="P14">begin</text:p>
      <text:p text:style-name="P11"><text:span text:style-name="T5"><text:s text:c="3"/></text:span><text:span text:style-name="T6">Euria</text:span><text:span text:style-name="T5">:=((</text:span><text:span text:style-name="T6">1</text:span><text:span text:style-name="T5">,</text:span><text:span text:style-name="T6">2</text:span><text:span text:style-name="T5">,</text:span><text:span text:style-name="T6">3</text:span><text:span text:style-name="T5">,</text:span><text:span text:style-name="T6">4</text:span><text:span text:style-name="T5">,</text:span><text:span text:style-name="T6">5</text:span><text:span text:style-name="T5">,</text:span><text:span text:style-name="T6">6</text:span><text:span text:style-name="T5">,</text:span><text:span text:style-name="T6">7</text:span><text:span text:style-name="T5">,</text:span><text:span text:style-name="T6">8</text:span><text:span text:style-name="T5">,</text:span><text:span text:style-name="T6">9</text:span><text:span text:style-name="T5">,</text:span><text:span text:style-name="T6">10</text:span><text:span text:style-name="T5">,</text:span><text:span text:style-name="T6">11</text:span><text:span text:style-name="T5">,</text:span><text:span text:style-name="T6">12</text:span><text:span text:style-name="T5">),</text:span></text:p>
      <text:p text:style-name="P11"><text:span text:style-name="T5"><text:s text:c="11"/>(</text:span><text:span text:style-name="T6">1</text:span><text:span text:style-name="T5">,</text:span><text:span text:style-name="T6">9</text:span><text:span text:style-name="T5">,</text:span><text:span text:style-name="T6">8</text:span><text:span text:style-name="T5">,</text:span><text:span text:style-name="T6">7</text:span><text:span text:style-name="T5">,</text:span><text:span text:style-name="T6">6</text:span><text:span text:style-name="T5">,</text:span><text:span text:style-name="T6">5</text:span><text:span text:style-name="T5">,</text:span><text:span text:style-name="T6">4</text:span><text:span text:style-name="T5">,</text:span><text:span text:style-name="T6">3</text:span><text:span text:style-name="T5">,</text:span><text:span text:style-name="T6">2</text:span><text:span text:style-name="T5">,</text:span><text:span text:style-name="T6">1</text:span><text:span text:style-name="T5">,</text:span><text:span text:style-name="T6">1</text:span><text:span text:style-name="T5">,</text:span><text:span text:style-name="T6">1</text:span><text:span text:style-name="T5">),</text:span></text:p>
      <text:p text:style-name="P11"><text:span text:style-name="T5"><text:s text:c="11"/>(</text:span><text:span text:style-name="T6">3</text:span><text:span text:style-name="T5">,</text:span><text:span text:style-name="T6">5</text:span><text:span text:style-name="T5">,</text:span><text:span text:style-name="T6">7</text:span><text:span text:style-name="T5">,</text:span><text:span text:style-name="T6">6</text:span><text:span text:style-name="T5">,</text:span><text:span text:style-name="T6">23</text:span><text:span text:style-name="T5">,</text:span><text:span text:style-name="T6">2</text:span><text:span text:style-name="T5">,</text:span><text:span text:style-name="T6">56</text:span><text:span text:style-name="T5">,</text:span><text:span text:style-name="T6">7</text:span><text:span text:style-name="T5">,</text:span><text:span text:style-name="T6">54</text:span><text:span text:style-name="T5">,</text:span><text:span text:style-name="T6">3</text:span><text:span text:style-name="T5">,</text:span><text:span text:style-name="T6">2</text:span><text:span text:style-name="T5">,</text:span><text:span text:style-name="T6">4</text:span><text:span text:style-name="T5">));</text:span></text:p>
      <text:p text:style-name="P11"><text:span text:style-name="T5"><text:s text:c="3"/></text:span><text:span text:style-name="T6">Kalkulatu_Max_Euria</text:span><text:span text:style-name="T5"> (</text:span><text:span text:style-name="T6">Euria</text:span><text:span text:style-name="T5">,</text:span><text:span text:style-name="T6">Lurralde_Max</text:span><text:span text:style-name="T5">,</text:span><text:span text:style-name="T6">Hilabete_Max</text:span><text:span text:style-name="T5">);</text:span></text:p>
      <text:p text:style-name="P11"><text:span text:style-name="T5"><text:s text:c="3"/></text:span><text:span text:style-name="T6">Put_Line</text:span><text:span text:style-name="T5">(</text:span><text:span text:style-name="T9">"Lurralde euritsuena: "</text:span><text:span text:style-name="T5">);</text:span></text:p>
      <text:p text:style-name="P11"><text:span text:style-name="T5"><text:s text:c="3"/></text:span><text:span text:style-name="T6">Put</text:span><text:span text:style-name="T5">(</text:span><text:span text:style-name="T6">Lurralde_Max</text:span><text:span text:style-name="T5">);</text:span></text:p>
      <text:p text:style-name="P11"><text:span text:style-name="T5"><text:s text:c="3"/></text:span><text:span text:style-name="T6">new_line</text:span><text:span text:style-name="T5">;</text:span></text:p>
      <text:p text:style-name="P11"><text:span text:style-name="T5"><text:s text:c="3"/></text:span><text:span text:style-name="T6">Put_line</text:span><text:span text:style-name="T5">(</text:span><text:span text:style-name="T9">"Hilabate euritsuena "</text:span><text:span text:style-name="T5">);</text:span></text:p>
      <text:p text:style-name="P11"><text:span text:style-name="T5"><text:s text:c="3"/></text:span><text:span text:style-name="T6">Put</text:span><text:span text:style-name="T5">(</text:span><text:span text:style-name="T6">Hilabete_Max</text:span><text:span text:style-name="T5">);</text:span></text:p>
      <text:p text:style-name="P11"><text:span text:style-name="T5"><text:s text:c="3"/></text:span><text:span text:style-name="T6">New_Line</text:span><text:span text:style-name="T5">;</text:span></text:p>
      <text:p text:style-name="P11"><text:span text:style-name="T5"><text:s text:c="3"/></text:span><text:span text:style-name="T6">Put_Line</text:span><text:span text:style-name="T5">(</text:span><text:span text:style-name="T9">"Agurr!!"</text:span><text:span text:style-name="T5">);</text:span></text:p>
      <text:p text:style-name="P5"><text:span text:style-name="T4">end</text:span><text:span text:style-name="T5"> </text:span><text:span text:style-name="T6">nagusia</text:span><text:span text:style-name="T5">;</text:span></text:p>
      <text:p text:style-name="P9"/>
      <text:p text:style-name="P9"/>
      <text:p text:style-name="P9"/>
      <text:p text:style-name="P9"/>
      <text:p text:style-name="P6">2. ariketa:</text:p>
      <text:p text:style-name="P7"/>
      <text:p text:style-name="P7">Ondorengo datu motak testu bat gordetzeko prestatua dago. Egin azpiprograma bat non eta hizki errepikatuena itzuliko duen.</text:p>
      <text:p text:style-name="P7"/>
      <text:p text:style-name="P8">Inplementa ezazu:</text:p>
      <text:p text:style-name="P7"/>
      <text:p text:style-name="P7">1) Function hizki_errepikatuena (Testua: IN info_testua) return abc is</text:p>
      <text:p text:style-name="P7">2) Nagusi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3:00:29.840489569</meta:creation-date>
    <dc:date>2018-11-14T12:59:42.329011075</dc:date>
    <meta:editing-duration>PT53M4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236" meta:character-count="2343" meta:non-whitespace-character-count="1963"/>
  </office:meta>
</office:document-meta>
</file>